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9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0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3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4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5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6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7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8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</style:style>
    <style:style style:name="P17" style:family="paragraph" style:parent-style-name="Text_20_body" style:list-style-name="L16"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</office:automatic-styles>
  <office:body>
    <office:text>
      <text:h text:style-name="Title">Ejercicios Git, GitHub y Markdown</text:h>
      <text:p text:style-name="Author">Adolfo Sanz De Diego</text:p>
      <text:p text:style-name="Date">Mayo 2016</text:p>
      <text:h text:style-name="Heading_20_1" text:outline-level="1">Acerca de</text:h>
      <text:h text:style-name="Heading_20_2" text:outline-level="2">Autor</text:h>
      <text:list text:style-name="L1">
        <text:list-item>
          <text:p text:style-name="P1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    <text:list text:style-name="L2">
            <text:list-item>
              <text:p text:style-name="P2">Blog: <text:a xlink:type="simple" xlink:href="http://asanzdiego.blogspot.com.es/" office:name=""><text:span text:style-name="Definition">asanzdiego.blogspot.com.es</text:span></text:a></text:p>
            </text:list-item>
            <text:list-item>
              <text:p text:style-name="P2">Correo: <text:a xlink:type="simple" xlink:href="mailto:asanzdiego@gmail.com" office:name=""><text:span text:style-name="Definition">asanzdiego@gmail.com</text:span></text:a></text:p>
            </text:list-item>
            <text:list-item>
              <text:p text:style-name="P2">GitHub: <text:a xlink:type="simple" xlink:href="http://github.com/asanzdiego" office:name=""><text:span text:style-name="Definition">github.com/asanzdiego</text:span></text:a></text:p>
            </text:list-item>
            <text:list-item>
              <text:p text:style-name="P2">Twitter: <text:a xlink:type="simple" xlink:href="http://twitter.com/asanzdiego" office:name=""><text:span text:style-name="Definition">twitter.com/asanzdiego</text:span></text:a></text:p>
            </text:list-item>
            <text:list-item>
              <text:p text:style-name="P2">LinkedIn: <text:a xlink:type="simple" xlink:href="http://www.linkedin.com/in/asanzdiego" office:name=""><text:span text:style-name="Definition">in/asanzdiego</text:span></text:a></text:p>
            </text:list-item>
            <text:list-item>
              <text:p text:style-name="P2">SlideShare: <text:a xlink:type="simple" xlink:href="http://www.slideshare.net/asanzdiego/" office:name=""><text:span text:style-name="Definition">slideshare.net/asanzdiego</text:span></text:a></text:p>
            </text:list-item>
          </text:list>
        </text:list-item>
      </text:list>
      <text:h text:style-name="Heading_20_2" text:outline-level="2">Licencia</text:h>
      <text:list text:style-name="L3">
        <text:list-item>
          <text:p text:style-name="P3"><text:span text:style-name="T8">Este</text:span><text:span text:style-name="T9"> </text:span><text:span text:style-name="T10">obra</text:span><text:span text:style-name="T11"> </text:span><text:span text:style-name="T12">está</text:span><text:span text:style-name="T13"> </text:span><text:span text:style-name="T14">bajo</text:span><text:span text:style-name="T15"> </text:span><text:span text:style-name="T16">una</text:span><text:span text:style-name="T17"> </text:span><text:span text:style-name="T18">licencia:</text:span></text:p>
          <text:list text:style-name="L4">
            <text:list-item>
              <text:p text:style-name="P4"><text:a xlink:type="simple" xlink:href="http://creativecommons.org/licenses/by-sa/3.0/es/" office:name=""><text:span text:style-name="Definition">Creative Commons Reconocimiento-CompartirIgual 3.0</text:span></text:a></text:p>
            </text:list-item>
          </text:list>
        </text:list-item>
      </text:list>
      <text:h text:style-name="Heading_20_2" text:outline-level="2">Fuente</text:h>
      <text:list text:style-name="L5">
        <text:list-item>
          <text:p text:style-name="P5">Las slides y sus fuentes las podéis encontrar en:</text:p>
          <text:list text:style-name="L6">
            <text:list-item>
              <text:p text:style-name="P6"><text:a xlink:type="simple" xlink:href="https://github.com/asanzdiego/curso-git-github-markdown-2016" office:name=""><text:span text:style-name="Definition">https://github.com/asanzdiego/curso-git-github-markdown-2016</text:span></text:a></text:p>
            </text:list-item>
          </text:list>
        </text:list-item>
      </text:list>
      <text:h text:style-name="Heading_20_1" text:outline-level="1">Ejercicios 01</text:h>
      <text:h text:style-name="Heading_20_2" text:outline-level="2">Repositorio campusciff</text:h>
      <text:list text:style-name="L7">
        <text:list-item>
          <text:p text:style-name="P7">Crear un repositorio en vuestro GitHub llamado <text:span text:style-name="T19">campusciff</text:span>.</text:p>
        </text:list-item>
        <text:list-item>
          <text:p text:style-name="P7">Clonar vuestro repositio en local.</text:p>
        </text:list-item>
      </text:list>
      <text:h text:style-name="Heading_20_2" text:outline-level="2">README</text:h>
      <text:list text:style-name="L8">
        <text:list-item>
          <text:p text:style-name="P8">Crear (si no lo habéis creado ya) en vuestro repositorio local un documento <text:span text:style-name="T20">README.md</text:span>.</text:p>
        </text:list-item>
      </text:list>
      <text:p text:style-name="P9">Notas: en este documento tendreís que ir poniendo los <text:span text:style-name="T21">comandos</text:span> que habéis tenido que utilizar durante todos los ejercicios y las <text:span text:style-name="T22">explicaciones</text:span><text:span text:style-name="T23"> </text:span><text:span text:style-name="T24">y</text:span><text:span text:style-name="T25"> </text:span><text:span text:style-name="T26">capturas</text:span><text:span text:style-name="T27"> </text:span><text:span text:style-name="T28">de</text:span><text:span text:style-name="T29"> </text:span><text:span text:style-name="T30">pantalla</text:span> que consideréis <text:span text:style-name="T31">necesarias</text:span>.</text:p>
      <text:h text:style-name="Heading_20_2" text:outline-level="2">Commit inicial</text:h>
      <text:list text:style-name="L9">
        <text:list-item>
          <text:p text:style-name="P10">Añadir al README.md los comanddos utilizados hasta ahora y hacer un coomit inicial con el mensaje <text:span text:style-name="T32">commit</text:span><text:span text:style-name="T33"> </text:span><text:span text:style-name="T34">inicial</text:span>.</text:p>
        </text:list-item>
      </text:list>
      <text:h text:style-name="Heading_20_2" text:outline-level="2">Push inicial</text:h>
      <text:list text:style-name="L10">
        <text:list-item>
          <text:p text:style-name="P11">Subir los cambios al repositorio remoto.</text:p>
        </text:list-item>
      </text:list>
      <text:h text:style-name="Heading_20_2" text:outline-level="2">Ignorar archivos</text:h>
      <text:list text:style-name="L11">
        <text:list-item>
          <text:p text:style-name="P12">Crear en el repositorio local un fichero llamado <text:span text:style-name="T35">privado.txt</text:span>.</text:p>
        </text:list-item>
        <text:list-item>
          <text:p text:style-name="P12">Crear en el repositorio local una carpeta llamada <text:span text:style-name="T36">privada</text:span>.</text:p>
        </text:list-item>
        <text:list-item>
          <text:p text:style-name="P12">Realizar los cambios oportunos para que tanto el archivo como la carpeta sean ignorados por git.</text:p>
        </text:list-item>
      </text:list>
      <text:h text:style-name="Heading_20_2" text:outline-level="2">Añadir fichero 1.txt</text:h>
      <text:list text:style-name="L12">
        <text:list-item>
          <text:p text:style-name="P13">Añadir fichero <text:span text:style-name="T37">1.txt</text:span> al repositorio local.</text:p>
        </text:list-item>
      </text:list>
      <text:h text:style-name="Heading_20_2" text:outline-level="2">Crear el tag v0.1</text:h>
      <text:list text:style-name="L13">
        <text:list-item>
          <text:p text:style-name="P14">Crear un tag <text:span text:style-name="T38">v0.1</text:span>.</text:p>
        </text:list-item>
      </text:list>
      <text:h text:style-name="Heading_20_2" text:outline-level="2">Subir el tag v0.1</text:h>
      <text:list text:style-name="L14">
        <text:list-item>
          <text:p text:style-name="P15">Subir los cambios al repositorio remoto.</text:p>
        </text:list-item>
      </text:list>
      <text:h text:style-name="Heading_20_2" text:outline-level="2">Cuenta de GitHub</text:h>
      <text:list text:style-name="L15">
        <text:list-item>
          <text:p text:style-name="P16">Poner una foto en vuestro perfil de GitHub.</text:p>
        </text:list-item>
        <text:list-item>
          <text:p text:style-name="P16">Poner el doble factor de autentificación en vuestra cuenta de GitHub.</text:p>
        </text:list-item>
        <text:list-item>
          <text:p text:style-name="P16">Añadir (si no lo habéis hecho ya) la clave pública que se corresponde a tu ordenador.</text:p>
        </text:list-item>
      </text:list>
      <text:h text:style-name="Heading_20_2" text:outline-level="2">Uso social de GitHub</text:h>
      <text:list text:style-name="L16">
        <text:list-item>
          <text:p text:style-name="P17">Preguntar los nombres de usuario de GitHub de tus compañeros de clase, búscalos, y sigueles.</text:p>
        </text:list-item>
        <text:list-item>
          <text:p text:style-name="P17">Seguir los repositorios <text:span text:style-name="T39">campusciff</text:span> del resto de tus compañeros.</text:p>
        </text:list-item>
        <text:list-item>
          <text:p text:style-name="P17">Añadir una estrella a los repositorios <text:span text:style-name="T40">campusciff</text:span> del resto de tus compañeros.</text:p>
        </text:list-item>
      </text:list>
      <text:h text:style-name="Heading_20_2" text:outline-level="2">Crear una tabla</text:h>
      <text:list text:style-name="L17">
        <text:list-item>
          <text:p text:style-name="P18">Crear una tabla de este estilo en el fichero <text:span text:style-name="T41">README.md</text:span> con la información de varios de tus compañeros de clase:</text:p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NOMBRE</text:p>
            </table:table-cell>
            <table:table-cell table:style-name="Table1.A1" office:value-type="string">
              <text:p text:style-name="Table_20_Heading">GITHUB</text:p>
            </table:table-cell>
          </table:table-row>
        </table:table-header-rows>
        <table:table-row>
          <table:table-cell table:style-name="Table1.A1" office:value-type="string">
            <text:p text:style-name="Table_20_Contents">Nombre del compañero 1</text:p>
          </table:table-cell>
          <table:table-cell table:style-name="Table1.A1" office:value-type="string">
            <text:p text:style-name="Table_20_Contents"><text:a xlink:type="simple" xlink:href="http://github.com/asanzdiego" office:name=""><text:span text:style-name="Definition">enlace a github 1</text:span></text:a></text:p>
          </table:table-cell>
        </table:table-row>
        <table:table-row>
          <table:table-cell table:style-name="Table1.A1" office:value-type="string">
            <text:p text:style-name="Table_20_Contents">Nombre del compañero 2</text:p>
          </table:table-cell>
          <table:table-cell table:style-name="Table1.A1" office:value-type="string">
            <text:p text:style-name="Table_20_Contents"><text:a xlink:type="simple" xlink:href="http://github.com/asanzdiego" office:name=""><text:span text:style-name="Definition">enlace a github 1</text:span></text:a></text:p>
          </table:table-cell>
        </table:table-row>
        <table:table-row>
          <table:table-cell table:style-name="Table1.A1" office:value-type="string">
            <text:p text:style-name="Table_20_Contents">Nombre del compañero 3</text:p>
          </table:table-cell>
          <table:table-cell table:style-name="Table1.A1" office:value-type="string">
            <text:p text:style-name="Table_20_Contents"><text:a xlink:type="simple" xlink:href="http://github.com/asanzdiego" office:name=""><text:span text:style-name="Definition">enlace a github 3</text:span></text:a></text:p>
          </table:table-cell>
        </table:table-row>
      </table:table>
      <text:h text:style-name="Heading_20_2" text:outline-level="2">Colaboradores</text:h>
      <text:list text:style-name="L18">
        <text:list-item>
          <text:p text:style-name="P19">Poner a <text:a xlink:type="simple" xlink:href="http://github.com/asanzdiego" office:name=""><text:span text:style-name="Definition">github.com/asanzdiego</text:span></text:a> como colaborador del repositorio <text:span text:style-name="T42">campusciff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jercicios Git, GitHub y Markdown</dc:title>
  </office:meta>
</office:document-meta>
</file>